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CC0FD200A62CC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9.006cm" fo:margin-left="0cm" table:align="left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3.321cm"/>
    </style:style>
    <style:style style:name="Table1.C" style:family="table-column">
      <style:table-column-properties style:column-width="4.295cm"/>
    </style:style>
    <style:style style:name="Table1.D" style:family="table-column">
      <style:table-column-properties style:column-width="2.376cm"/>
    </style:style>
    <style:style style:name="Table1.E" style:family="table-column">
      <style:table-column-properties style:column-width="6.212cm"/>
    </style:style>
    <style:style style:name="Table1.A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min-row-height="0.081cm"/>
    </style:style>
    <style:style style:name="Table1.A2" style:family="table-cell">
      <style:table-cell-properties fo:background-color="transparent" fo:padding="0.097cm" fo:border="0.05pt solid #999999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18.981cm" table:align="left" fo:background-color="transparent">
        <style:background-image/>
      </style:table-properties>
    </style:style>
    <style:style style:name="Table7.A" style:family="table-column">
      <style:table-column-properties style:column-width="1.429cm"/>
    </style:style>
    <style:style style:name="Table7.B" style:family="table-column">
      <style:table-column-properties style:column-width="8.671cm"/>
    </style:style>
    <style:style style:name="Table7.C" style:family="table-column">
      <style:table-column-properties style:column-width="1.896cm"/>
    </style:style>
    <style:style style:name="Table7.D" style:family="table-column">
      <style:table-column-properties style:column-width="2.835cm"/>
    </style:style>
    <style:style style:name="Table7.E" style:family="table-column">
      <style:table-column-properties style:column-width="1.647cm"/>
    </style:style>
    <style:style style:name="Table7.F" style:family="table-column">
      <style:table-column-properties style:column-width="2.503cm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" style:family="table-cell">
      <style:table-cell-properties fo:background-color="#fff5f0" fo:padding="0.097cm" fo:border="0.05pt solid #999999">
        <style:background-image/>
      </style:table-cell-properties>
    </style:style>
    <style:style style:name="Table7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7.3" style:family="table-row">
      <style:table-row-properties style:min-row-height="0.081cm" fo:keep-together="always"/>
    </style:style>
    <style:style style:name="Table7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4" style:family="table-row">
      <style:table-row-properties style:min-row-height="0.845cm" fo:keep-together="always"/>
    </style:style>
    <style:style style:name="Table7.A4" style:family="table-cell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7.10" style:family="table-row">
      <style:table-row-properties style:min-row-height="0.212cm" fo:background-color="transparent" fo:keep-together="always">
        <style:background-image/>
      </style:table-row-properties>
    </style:style>
    <style:style style:name="Table7.A10" style:family="table-cell">
      <style:table-cell-properties fo:background-color="#42424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11" style:family="table-row">
      <style:table-row-properties style:min-row-height="0.848cm" fo:keep-together="always"/>
    </style:style>
    <style:style style:name="Table7.A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C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D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E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A14" style:family="table-cell">
      <style:table-cell-properties fo:background-color="transparent" fo:padding="0.097cm" fo:border-left="0.05pt solid #999999" fo:border-right="none" fo:border-top="0.05pt solid #999999" fo:border-bottom="none">
        <style:background-image/>
      </style:table-cell-properties>
    </style:style>
    <style:style style:name="Table7.C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D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E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4" style:family="table-cell">
      <style:table-cell-properties fo:background-color="transparent" fo:padding="0.097cm" fo:border="0.05pt solid #999999">
        <style:background-image/>
      </style:table-cell-properties>
    </style:style>
    <style:style style:name="Table7.15" style:family="table-row">
      <style:table-row-properties style:min-row-height="0.579cm" fo:keep-together="always"/>
    </style:style>
    <style:style style:name="Table7.16" style:family="table-row">
      <style:table-row-properties style:min-row-height="0.579cm" fo:background-color="transparent" fo:keep-together="auto">
        <style:background-image/>
      </style:table-row-properties>
    </style:style>
    <style:style style:name="Table7.A16" style:family="table-cell">
      <style:table-cell-properties fo:background-color="transparent" fo:padding="0.097cm" fo:border-left="0.05pt solid #999999" fo:border-right="none" fo:border-top="none" fo:border-bottom="none">
        <style:background-image/>
      </style:table-cell-properties>
    </style:style>
    <style:style style:name="Table7.B16" style:family="table-cell">
      <style:table-cell-properties fo:background-color="transparent" fo:padding="0.097cm" fo:border-left="0.05pt solid #999999" fo:border-right="0.05pt solid #999999" fo:border-top="none" fo:border-bottom="none">
        <style:background-image xlink:href="Pictures/1000020100000640000000C8CC0FD200A62CC1B5.png" xlink:type="simple" xlink:actuate="onLoad" style:repeat="stretch"/>
      </style:table-cell-properties>
    </style:style>
    <style:style style:name="Table7.17" style:family="table-row">
      <style:table-row-properties style:min-row-height="0.579cm" fo:keep-together="always"/>
    </style:style>
    <style:style style:name="Table7.18" style:family="table-row">
      <style:table-row-properties style:min-row-height="0.579cm" fo:keep-together="always"/>
    </style:style>
    <style:style style:name="Table7.19" style:family="table-row">
      <style:table-row-properties style:min-row-height="0.579cm" fo:keep-together="always"/>
    </style:style>
    <style:style style:name="Table7.A19" style:family="table-cell">
      <style:table-cell-properties fo:background-color="transparent" fo:padding="0.097cm" fo:border-left="0.05pt solid #999999" fo:border-right="none" fo:border-top="0.5pt solid #000000" fo:border-bottom="0.05pt solid #999999">
        <style:background-image/>
      </style:table-cell-properties>
    </style:style>
    <style:style style:name="Table7.20" style:family="table-row">
      <style:table-row-properties style:min-row-height="0.579cm" fo:keep-together="always"/>
    </style:style>
    <style:style style:name="Table7.A20" style:family="table-cell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7.F20" style:family="table-cell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7.21" style:family="table-row">
      <style:table-row-properties style:min-row-height="0.579cm" fo:keep-together="always"/>
    </style:style>
    <style:style style:name="Table7.22" style:family="table-row">
      <style:table-row-properties style:min-row-height="0.579cm" fo:keep-together="always"/>
    </style:style>
    <style:style style:name="Table7.A2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23" style:family="table-row">
      <style:table-row-properties style:min-row-height="0.397cm" fo:keep-together="always"/>
    </style:style>
    <style:style style:name="Table7.24" style:family="table-row">
      <style:table-row-properties style:min-row-height="0.247cm" fo:background-color="transparent" fo:keep-together="always">
        <style:background-image/>
      </style:table-row-properties>
    </style:style>
    <style:style style:name="Table7.A24" style:family="table-cell">
      <style:table-cell-properties fo:background-color="transparent" fo:padding="0.097cm" fo:border-left="none" fo:border-right="none" fo:border-top="0.05pt solid #999999" fo:border-bottom="none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11.458cm" style:rel-column-width="39520*"/>
    </style:style>
    <style:style style:name="Table3.B" style:family="table-column">
      <style:table-column-properties style:column-width="7.542cm" style:rel-column-width="26015*"/>
    </style:style>
    <style:style style:name="Table3.A1" style:family="table-cell">
      <style:table-cell-properties fo:padding="0cm" fo:border-left="none" fo:border-right="none" fo:border-top="none" fo:border-bottom="0.05pt solid #999999"/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11.456cm" table:align="margins" fo:background-color="transparent">
        <style:background-image/>
      </style:table-properties>
    </style:style>
    <style:style style:name="Table4.A" style:family="table-column">
      <style:table-column-properties style:column-width="0.843cm" style:rel-column-width="4820*"/>
    </style:style>
    <style:style style:name="Table4.B" style:family="table-column">
      <style:table-column-properties style:column-width="10.613cm" style:rel-column-width="60715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padding="0.101cm" fo:border-left="0.05pt solid #999999" fo:border-right="none" fo:border-top="none" fo:border-bottom="none"/>
    </style:style>
    <style:style style:name="Table5" style:family="table">
      <style:table-properties style:width="7.544cm" table:align="margins" style:may-break-between-rows="false"/>
    </style:style>
    <style:style style:name="Table5.A" style:family="table-column">
      <style:table-column-properties style:column-width="3.376cm" style:rel-column-width="29325*"/>
    </style:style>
    <style:style style:name="Table5.B" style:family="table-column">
      <style:table-column-properties style:column-width="4.168cm" style:rel-column-width="36210*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padding="0.097cm" fo:border="0.05pt solid #999999"/>
    </style:style>
    <style:style style:name="Table5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5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6.443cm" style:rel-column-width="22224*"/>
    </style:style>
    <style:style style:name="Table6.B" style:family="table-column">
      <style:table-column-properties style:column-width="2.32cm" style:rel-column-width="8000*"/>
    </style:style>
    <style:style style:name="Table6.C" style:family="table-column">
      <style:table-column-properties style:column-width="2.695cm" style:rel-column-width="9296*"/>
    </style:style>
    <style:style style:name="Table6.D" style:family="table-column">
      <style:table-column-properties style:column-width="7.542cm" style:rel-column-width="26015*"/>
    </style:style>
    <style:style style:name="Table6.1" style:family="table-row">
      <style:table-row-properties style:min-row-height="0.529cm"/>
    </style:style>
    <style:style style:name="Table6.A1" style:family="table-cell">
      <style:table-cell-properties fo:padding="0.101cm" fo:border="none"/>
    </style:style>
    <style:style style:name="Table6.A2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6.C2" style:family="table-cell">
      <style:table-cell-properties fo:background-color="#fff5f0" fo:padding="0.101cm" fo:border="0.05pt solid #999999">
        <style:background-image/>
      </style:table-cell-properties>
    </style:style>
    <style:style style:name="Table6.A3" style:family="table-cell">
      <style:table-cell-properties fo:padding="0.101cm" fo:border="0.05pt solid #999999"/>
    </style:style>
    <style:style style:name="Table6.A4" style:family="table-cell">
      <style:table-cell-properties fo:padding="0.101cm" fo:border-left="0.05pt solid #999999" fo:border-right="none" fo:border-top="none" fo:border-bottom="0.05pt solid #999999"/>
    </style:style>
    <style:style style:name="Table6.B4" style:family="table-cell">
      <style:table-cell-properties fo:padding="0.101cm" fo:border-left="0.05pt solid #999999" fo:border-right="none" fo:border-top="none" fo:border-bottom="0.05pt solid #999999"/>
    </style:style>
    <style:style style:name="Table6.C4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5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6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1237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7ec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2aa4eab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a9a50" officeooo:paragraph-rsid="027b78f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fo:font-weight="bold" officeooo:rsid="027a9a50" officeooo:paragraph-rsid="027a9a5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b78f8" officeooo:paragraph-rsid="027b78f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7a9a50" officeooo:paragraph-rsid="0284d7de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2aa4eab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2aa4eab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2aa4eab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2aa4eab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920319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style:font-name="Calibri" fo:font-size="10.5pt" fo:font-weight="bold" officeooo:paragraph-rsid="02aa4eab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2aa4eab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2aa4eab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9pt" officeooo:paragraph-rsid="02aa4eab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2aa4eab" style:font-size-asian="7pt" style:font-size-complex="7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2aa4eab" style:font-size-asian="8pt" style:font-size-complex="8pt"/>
    </style:style>
    <style:style style:name="P56" style:family="paragraph" style:parent-style-name="Table_20_Contents">
      <style:text-properties style:font-name="Calibri" fo:font-size="2pt" officeooo:paragraph-rsid="02aa4eab" style:font-size-asian="1.75pt" style:font-size-complex="2pt"/>
    </style:style>
    <style:style style:name="P57" style:family="paragraph" style:parent-style-name="Table_20_Contents">
      <style:text-properties fo:font-size="2pt" officeooo:rsid="016a0088" officeooo:paragraph-rsid="02aa4eab" style:font-size-asian="2pt" style:font-size-complex="2pt"/>
    </style:style>
    <style:style style:name="P5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2" style:family="paragraph" style:parent-style-name="Standard">
      <style:text-properties style:font-name="Calibri" officeooo:paragraph-rsid="003ad84c"/>
    </style:style>
    <style:style style:name="P63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officeooo:paragraph-rsid="029ec6d6" style:font-size-asian="10pt" style:font-size-complex="10pt"/>
    </style:style>
    <style:style style:name="P64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3f7786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loext:graphic-properties draw:fill="none" draw:fill-color="#fff5f0" draw:opacity="100%" draw:fill-image-width="0cm" draw:fill-image-height="0cm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9a16d3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f5b1f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.5pt" fo:font-style="normal" fo:font-weight="bold" officeooo:rsid="009a16d3" officeooo:paragraph-rsid="029ec6d6" style:font-size-asian="10.5pt" style:font-style-asian="normal" style:font-weight-asian="bold" style:font-size-complex="10.5pt" style:font-style-complex="normal" style:font-weight-complex="bold"/>
    </style:style>
    <style:style style:name="P69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.5pt" fo:font-weight="bold" officeooo:rsid="00a32c25" officeooo:paragraph-rsid="029f6c0b" style:font-size-asian="10.5pt" style:font-weight-asian="bold" style:font-size-complex="10.5pt" style:font-weight-complex="bold"/>
    </style:style>
    <style:style style:name="P70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officeooo:paragraph-rsid="029f6c0b"/>
    </style:style>
    <style:style style:name="P71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language="fr" fo:country="FR" officeooo:rsid="02824e37" officeooo:paragraph-rsid="02824e37" style:font-size-asian="10pt" style:font-size-complex="10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c053f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f9554" style:font-size-asian="10pt" style:font-size-complex="10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e79c12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300d16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10pt" fo:font-style="normal" fo:font-weight="normal" officeooo:rsid="00300d16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font-weight="bold" officeooo:rsid="025b7091" officeooo:paragraph-rsid="02920319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761703" style:font-size-asian="9pt" style:font-size-complex="9pt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font-style="normal" fo:font-weight="normal" officeooo:rsid="003ad84c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" fo:font-size="9pt" fo:font-style="normal" fo:font-weight="normal" officeooo:rsid="00300d16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2cf1427" style:font-size-asian="9pt" style:font-size-complex="9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.5pt" fo:font-weight="bold" officeooo:rsid="00e79c12" officeooo:paragraph-rsid="02920319" style:font-size-asian="10.5pt" style:font-weight-asian="bold" style:font-size-complex="10.5pt" style:font-weight-complex="bold"/>
    </style:style>
    <style:style style:name="P86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aa4eab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920319" style:font-size-asian="9pt" style:font-size-complex="9pt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start" style:justify-single-word="false" fo:keep-together="always" fo:text-indent="0cm" style:auto-text-indent="false" style:page-number="auto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9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2aa4eab" style:font-size-asian="9pt" style:font-style-asian="italic" style:font-weight-asian="bold" style:font-size-complex="9pt" style:font-style-complex="italic" style:font-weight-complex="bold"/>
    </style:style>
    <style:style style:name="P9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268954b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.273cm" fo:margin-right="-0.009cm" fo:text-align="end" style:justify-single-word="false" fo:text-indent="0cm" style:auto-text-indent="false">
        <style:tab-stops/>
      </style:paragraph-properties>
      <style:text-properties fo:color="#666666" style:font-name="Calibri" fo:font-size="6pt" fo:font-style="italic" fo:font-weight="normal" officeooo:rsid="01e20832" officeooo:paragraph-rsid="02aa4eab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Table_20_Contents">
      <style:paragraph-properties fo:margin-left="0.203cm" fo:margin-right="3.048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2aa4eab" style:font-size-asian="9pt" style:font-style-asian="italic" style:font-weight-asian="normal" style:font-size-complex="9pt" style:font-style-complex="italic" style:font-weight-complex="normal"/>
    </style:style>
    <style:style style:name="P101" style:family="paragraph" style:parent-style-name="Text_20_body">
      <style:text-properties fo:font-size="2pt" officeooo:paragraph-rsid="02aa4eab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fo:font-size="8pt" officeooo:rsid="00300d16" style:font-size-asian="8pt" style:font-size-complex="8pt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fo:font-size="10pt" officeooo:rsid="024431ff" style:font-size-asian="10pt" style:font-size-complex="10pt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6" style:family="text">
      <style:text-properties officeooo:rsid="00e79c12"/>
    </style:style>
    <style:style style:name="T17" style:family="text">
      <style:text-properties officeooo:rsid="00f6afed"/>
    </style:style>
    <style:style style:name="T18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0" style:family="text">
      <style:text-properties fo:font-style="normal" officeooo:rsid="00f4b71e" style:font-style-asian="normal" style:font-style-complex="normal"/>
    </style:style>
    <style:style style:name="T21" style:family="text">
      <style:text-properties fo:font-style="normal" officeooo:rsid="024d3e08" style:font-style-asian="normal" style:font-style-complex="normal"/>
    </style:style>
    <style:style style:name="T22" style:family="text">
      <style:text-properties officeooo:rsid="0108e264"/>
    </style:style>
    <style:style style:name="T2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4" style:family="text">
      <style:text-properties officeooo:rsid="012f134b"/>
    </style:style>
    <style:style style:name="T25" style:family="text">
      <style:text-properties officeooo:rsid="02130c49"/>
    </style:style>
    <style:style style:name="T26" style:family="text">
      <style:text-properties officeooo:rsid="0213b8f2"/>
    </style:style>
    <style:style style:name="T27" style:family="text">
      <style:text-properties officeooo:rsid="02499b0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2499b0a" style:font-weight-asian="normal" style:font-weight-complex="normal"/>
    </style:style>
    <style:style style:name="T30" style:family="text">
      <style:text-properties fo:font-weight="normal" officeooo:rsid="024a9ec8" style:font-weight-asian="normal" style:font-weight-complex="normal"/>
    </style:style>
    <style:style style:name="T31" style:family="text">
      <style:text-properties fo:font-weight="normal" officeooo:rsid="024e5c08" style:font-weight-asian="normal" style:font-weight-complex="normal"/>
    </style:style>
    <style:style style:name="T32" style:family="text">
      <style:text-properties fo:font-weight="normal" officeooo:rsid="024f5824" style:font-weight-asian="normal" style:font-weight-complex="normal"/>
    </style:style>
    <style:style style:name="T33" style:family="text">
      <style:text-properties fo:font-weight="normal" officeooo:rsid="025261b2" style:font-weight-asian="normal" style:font-weight-complex="normal"/>
    </style:style>
    <style:style style:name="T34" style:family="text">
      <style:text-properties officeooo:rsid="025261b2"/>
    </style:style>
    <style:style style:name="T35" style:family="text">
      <style:text-properties fo:language="fr" fo:country="FR" officeooo:rsid="0284d7de"/>
    </style:style>
    <style:style style:name="T36" style:family="text">
      <style:text-properties officeooo:rsid="00f5b1f6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line-through-style="none" style:text-line-through-type="none" fo:font-size="6pt" style:font-size-asian="6pt" style:font-size-complex="6pt"/>
    </style:style>
    <style:style style:name="T39" style:family="text">
      <style:text-properties style:text-line-through-style="none" style:text-line-through-type="none" fo:font-size="6pt" officeooo:rsid="026e6492" style:font-size-asian="6pt" style:font-size-complex="6pt"/>
    </style:style>
    <style:style style:name="fr1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3"><text:text-input text:description="&lt;company.name&gt;">Company Name</text:text-input></text:span><text:span text:style-name="T11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59"><text:s/><draw:frame draw:style-name="fr2" draw:name="image: asimage(company.logo,0,697,200,'px')" text:anchor-type="as-char" svg:width="9.592cm" svg:height="2.769cm" draw:z-index="3"><draw:text-box><text:p text:style-name="Frame_20_contents"/></draw:text-box></draw:frame></text:p>
          </table:table-cell>
        </table:table-row>
      </table:table>
      <text:p text:style-name="P6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4"><text:text-input text:description="&lt;if test=&quot;o.partner_shipping_id&quot;&gt;">If</text:text-input><text:s/></text:p>
            <text:p text:style-name="P68">Adresse de livraison:</text:p>
            <text:p text:style-name="P63"><text:span text:style-name="T18"><text:text-input text:description="&lt; format_address(o.partner_shipping_id) &gt;">format_address</text:text-input></text:span><text:span text:style-name="T19"> </text:span></text:p>
            <text:p text:style-name="P66"><text:text-input text:description="&lt;/if&gt;">Endif</text:text-input></text:p>
          </table:table-cell>
          <table:table-cell table:style-name="Tableau1.B1" office:value-type="string">
            <text:p text:style-name="P65"><text:span text:style-name="T36"><text:text-input text:description="&lt;if test=&quot;o.partner_id&quot;&gt;">If</text:text-input></text:span><text:span text:style-name="T36"><text:s/></text:span></text:p>
            <text:p text:style-name="P69"><text:span text:style-name="T22">Adresse de </text:span><text:span text:style-name="T20">facturation</text:span>:</text:p>
            <text:p text:style-name="P70"><text:span text:style-name="T9"><text:text-input text:description="&lt; format_address(o.partner_id) &gt;">format_address</text:text-input></text:span><text:span text:style-name="T8"> </text:span></text:p>
            <text:p text:style-name="P67"><text:text-input text:description="&lt;/if&gt;">Endif</text:text-input></text:p>
          </table:table-cell>
        </table:table-row>
      </table:table>
      <text:p text:style-name="P6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32"><text:span text:style-name="T13">Facture</text:span> <text:span text:style-name="T12"><text:text-input text:description="&lt;o.number&gt;">Invoice No</text:text-input></text:span></text:p>
            <text:p text:style-name="P5"><text:text-input text:description="&lt;/if&gt;">Endif</text:text-input></text:p>
            <text:p text:style-name="P6"><text:text-input text:description="&lt;if test=&quot;o.type == 'out_invoice' and o.state == 'proforma2'&quot;&gt;">If</text:text-input></text:p>
            <text:p text:style-name="P33"><text:span text:style-name="T13">PRO-FORMA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draft'&quot;&gt;">If</text:text-input></text:p>
            <text:p text:style-name="P34"><text:span text:style-name="T13">Facture </text:span><text:span text:style-name="T14">brouillon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cancel'&quot;&gt;">If</text:text-input></text:p>
            <text:p text:style-name="P34"><text:span text:style-name="T13">Facture </text:span><text:span text:style-name="T14">annulée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out_refund'&quot;&gt;">If</text:text-input></text:p>
            <text:p text:style-name="P35"><text:span text:style-name="T15">Note de crédit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refund'&quot;&gt;">If</text:text-input></text:p>
            <text:p text:style-name="P35"><text:span text:style-name="T15">Note de crédit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invoice'&quot;&gt;">If</text:text-input></text:p>
            <text:p text:style-name="P35"><text:span text:style-name="T13">Facture</text:span><text:span text:style-name="T15">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</table:table-cell>
          <table:table-cell table:style-name="Tableau7.B1" office:value-type="string">
            <text:p text:style-name="P10"><text:text-input text:description="&lt;if test=&quot;o.date_invoice&quot;&gt;">If</text:text-input></text:p>
            <text:p text:style-name="P48"><text:span text:style-name="T24">En d</text:span>ate <text:span text:style-name="T24">du</text:span> <text:span text:style-name="T3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9"><text:text-input text:description="&lt;if test=&quot;o.date_due&quot;&gt;">If</text:text-input></text:p>
            <text:p text:style-name="P36"><text:span text:style-name="T25">Échéance au </text:span><text:span text:style-name="T3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60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8"><text:span text:style-name="T17">Votre</text:span> référence</text:p>
            </table:table-cell>
            <table:table-cell table:style-name="Tableau2.A1" office:value-type="string">
              <text:p text:style-name="P37">Description</text:p>
            </table:table-cell>
            <table:table-cell table:style-name="Tableau2.C1" office:value-type="string">
              <text:p text:style-name="P39">Conditions de <text:span text:style-name="T26">règlement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3"><text:text-input text:description="&lt;o.name or '---'&gt;">Reference</text:text-input></text:p>
          </table:table-cell>
          <table:table-cell table:style-name="Tableau2.A2" office:value-type="string">
            <text:p text:style-name="P22"><text:text-input text:description="&lt;o.origin or '---'&gt;">Description</text:text-input></text:p>
          </table:table-cell>
          <table:table-cell table:style-name="Tableau2.C2" office:value-type="string">
            <text:p text:style-name="P24"><text:text-input text:description="&lt;(o.payment_term_id and o.payment_term_id.name) or '---'&gt;">Conditions de règlement</text:text-input></text:p>
          </table:table-cell>
        </table:table-row>
      </table:table>
      <text:p text:style-name="P14"><text:text-input text:description="&lt;if test=&quot;data.get('bank')&quot;&gt;">If</text:text-input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40">Relevé d'Identité Bancaire <text:span text:style-name="T35"><text:text-input text:description="&lt;get_bank_from_wizard().company_id.name&gt;">Company name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5" office:value-type="string">
            <text:p text:style-name="P15"><text:text-input text:description="&lt;if test=&quot;get_bank_from_wizard().bank_cod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7">Code Banque</text:p>
          </table:table-cell>
          <table:table-cell table:style-name="Table1.A3" office:value-type="string">
            <text:p text:style-name="P27">Code Agence</text:p>
          </table:table-cell>
          <table:table-cell table:style-name="Table1.A3" office:value-type="string">
            <text:p text:style-name="P27">Numéro de compte</text:p>
          </table:table-cell>
          <table:table-cell table:style-name="Table1.A3" office:value-type="string">
            <text:p text:style-name="P27">Clé RIB</text:p>
          </table:table-cell>
          <table:table-cell table:style-name="Table1.E3" office:value-type="string">
            <text:p text:style-name="P29">Domiciliation</text:p>
          </table:table-cell>
        </table:table-row>
        <table:table-row table:style-name="Table1.2">
          <table:table-cell table:style-name="Table1.A3" office:value-type="string">
            <text:p text:style-name="P72"><text:text-input text:description="&lt;get_bank_from_wizard().bank_code&gt;">Bank code</text:text-input></text:p>
          </table:table-cell>
          <table:table-cell table:style-name="Table1.A3" office:value-type="string">
            <text:p text:style-name="P72"><text:text-input text:description="&lt;get_bank_from_wizard().office&gt;">Office code</text:text-input></text:p>
          </table:table-cell>
          <table:table-cell table:style-name="Table1.A3" office:value-type="string">
            <text:p text:style-name="P72"><text:text-input text:description="&lt;get_bank_from_wizard().rib_acc_number&gt;">Account number</text:text-input></text:p>
          </table:table-cell>
          <table:table-cell table:style-name="Table1.A3" office:value-type="string">
            <text:p text:style-name="P72"><text:text-input text:description="&lt;get_bank_from_wizard().key&gt;">Key</text:text-input></text:p>
          </table:table-cell>
          <table:table-cell table:style-name="Table1.E3" office:value-type="string">
            <text:p text:style-name="P72"><text:text-input text:description="&lt;get_bank_from_wizard().bank_name&gt;">Bank</text:text-input></text:p>
          </table:table-cell>
        </table:table-row>
        <table:table-row table:style-name="Table1.2">
          <table:table-cell table:style-name="Table1.A2" table:number-columns-spanned="5" office:value-type="string">
            <text:p text:style-name="P1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IBAN</text:p>
          </table:table-cell>
          <table:covered-table-cell/>
          <table:table-cell table:style-name="Table1.E3" table:number-columns-spanned="3" office:value-type="string">
            <text:p text:style-name="P73"><text:text-input text:description="&lt;get_bank_from_wizard().acc_number&gt;">IBAN</text:text-input>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BIC</text:p>
          </table:table-cell>
          <table:covered-table-cell/>
          <table:table-cell table:style-name="Table1.E3" table:number-columns-spanned="3" office:value-type="string">
            <text:p text:style-name="P74"><text:text-input text:description="&lt;get_bank_from_wizard().bank_bic&gt;">BIC</text:text-input></text:p>
          </table:table-cell>
          <table:covered-table-cell/>
          <table:covered-table-cell/>
        </table:table-row>
      </table:table>
      <text:p text:style-name="P14"><text:text-input text:description="&lt;/if&gt;">Endif</text:text-input></text:p>
      <text:p text:style-name="P13"><text:text-input text:description="&lt;if test=&quot;o.comment&quot;&gt;">If</text:text-input></text:p>
      <text:p text:style-name="P31"/>
      <text:p text:style-name="P71"><text:text-input text:description="&lt;format(o.comment or '')&gt;">Notes</text:text-input></text:p>
      <text:p text:style-name="P16"><text:text-input text:description="&lt;/if&gt;">Endif</text:text-input></text:p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ext:soft-page-break/>
          <table:table-row table:style-name="Table7.1">
            <table:table-cell table:style-name="Table7.A1" table:number-columns-spanned="2" office:value-type="string">
              <text:p text:style-name="P47">Description </text:p>
            </table:table-cell>
            <table:covered-table-cell/>
            <table:table-cell table:style-name="Table7.A1" office:value-type="string">
              <text:p text:style-name="P41"><text:s/><text:span text:style-name="T16">Taxes</text:span> </text:p>
            </table:table-cell>
            <table:table-cell table:style-name="Table7.A1" office:value-type="string">
              <text:p text:style-name="P42">P.U.(HT)</text:p>
            </table:table-cell>
            <table:table-cell table:style-name="Table7.A1" office:value-type="string">
              <text:p text:style-name="P43">Qté</text:p>
            </table:table-cell>
            <table:table-cell table:style-name="Table7.F1" office:value-type="string">
              <text:p text:style-name="P44">Prix net (HT)</text:p>
            </table:table-cell>
          </table:table-row>
        </table:table-header-rows>
        <table:table-row table:style-name="Table7.1">
          <table:table-cell table:style-name="Table7.A2" table:number-columns-spanned="6" office:value-type="string">
            <text:p text:style-name="P26"><text:text-input text:description="&lt;for each=&quot;line in o.invoice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if test=&quot;line.display_type == 'line_section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4" table:number-columns-spanned="6" office:value-type="string">
            <text:p text:style-name="P4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text-input text:description="&lt;if test=&quot;line.display_type == 'line_note' and line.name !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4"><text:span text:style-name="T6"><text:text-input text:description="&lt;line.report_name or ''&gt;">Remarque :</text:text-input></text:span><text:span text:style-name="T6"> </text:span><text:span text:style-name="T5"><text:text-input text:description="&lt;line.report_note and (': ' + line.report_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"><text:text-input text:description="&lt;if test=&quot;line.display_type == 'line_note' and line.name =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1">
          <table:table-cell table:style-name="Table7.A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13" table:number-columns-spanned="2" office:value-type="string">
            <text:p text:style-name="P19"><text:text-input text:description="&lt;if test=&quot;(line.display_type == False)&quot;&gt;">If article</text:text-input></text:p>
          </table:table-cell>
          <table:covered-table-cell/>
          <table:table-cell table:style-name="Table7.C13" office:value-type="string">
            <text:p text:style-name="P54"/>
          </table:table-cell>
          <table:table-cell table:style-name="Table7.D13" office:value-type="string">
            <text:p text:style-name="P51"/>
          </table:table-cell>
          <table:table-cell table:style-name="Table7.E13" office:value-type="string">
            <text:p text:style-name="P55"/>
          </table:table-cell>
          <table:table-cell table:style-name="Table7.A3" office:value-type="string">
            <text:p text:style-name="P51"/>
          </table:table-cell>
        </table:table-row>
        <table:table-row table:style-name="Table7.3">
          <table:table-cell table:style-name="Table7.A14" table:number-columns-spanned="2" office:value-type="string">
            <text:p text:style-name="P11"><text:text-input text:description="&lt;line.report_name&gt;">Produit</text:text-input></text:p>
          </table:table-cell>
          <table:covered-table-cell/>
          <table:table-cell table:style-name="Table7.C14" office:value-type="string">
            <text:p text:style-name="P54"><text:text-input text:description="&lt;', '.join(map(lambda x: x.name, line.invoice_line_tax_ids))&gt;">Tax</text:text-input></text:p>
          </table:table-cell>
          <table:table-cell table:style-name="Table7.D14" office:value-type="string">
            <text:p text:style-name="P52"><text:text-input text:description="&lt;if test=&quot;(not line.report_hide_uom)&quot;&gt;">If</text:text-input></text:p>
            <text:p text:style-name="P52"><text:text-input text:description="&lt;if test=&quot;line.discount&lt;=0&quot;&gt;">If</text:text-input></text:p>
            <text:p text:style-name="P53"><text:text-input text:description="&lt;formatLang(line.price_unit, dp='Sale Price', currency_obj=o.currency_id)&gt;">Unit Price</text:text-input></text:p>
            <text:p text:style-name="P52"><text:text-input text:description="&lt;/if&gt;">Endif</text:text-input></text:p>
            <text:p text:style-name="P52"><text:text-input text:description="&lt;if test=&quot;line.discount &gt; 0&quot;&gt;">If</text:text-input></text:p>
            <text:p text:style-name="P58"><text:span text:style-name="T38"><text:s/></text:span><text:span text:style-name="T39">(-</text:span><text:span text:style-name="T39"><text:text-input text:description="&lt;line.discount&gt;">%</text:text-input></text:span><text:span text:style-name="T39">%) <text:s/></text:span><text:span text:style-name="T37"><text:s/></text:span><text:text-input text:description="&lt;formatLang(line.price_unit, dp='Sale Price', currency_obj=o.currency_id)&gt;">Unit Price</text:text-input></text:p>
            <text:p text:style-name="P51"><text:text-input text:description="&lt;formatLang(line.price_reduce, dp='Sale Price', currency_obj=o.currency_id)&gt;">Discounted Price</text:text-input></text:p>
            <text:p text:style-name="P52"><text:text-input text:description="&lt;/if&gt;">Endif</text:text-input></text:p>
            <text:p text:style-name="P52"><text:text-input text:description="&lt;/if&gt;">Endif</text:text-input></text:p>
          </table:table-cell>
          <table:table-cell table:style-name="Table7.E14" office:value-type="string">
            <text:p text:style-name="P52"><text:text-input text:description="&lt;if test=&quot;(not line.report_hide_uom)&quot;&gt;">If</text:text-input></text:p>
            <text:p text:style-name="P55"><text:text-input text:description="&lt;(formatLang(line.uom_id and line.quantity or line.quantity)) + ' ' + (line.uom_id and line.uom_id.name or line.uom_id.name)&gt;">Qty</text:text-input></text:p>
            <text:p text:style-name="P52"><text:text-input text:description="&lt;/if&gt;">Endif</text:text-input></text:p>
          </table:table-cell>
          <table:table-cell table:style-name="Table7.F14" office:value-type="string">
            <text:p text:style-name="P51"><text:text-input text:description="&lt;formatLang(line.price_subtotal, dp='Sale Price', currency_obj=o.currency_id)&gt;">Unit Price</text:text-input></text:p>
          </table:table-cell>
        </table:table-row>
        <table:table-row table:style-name="Table7.15">
          <table:table-cell table:style-name="Table7.A3" table:number-columns-spanned="6" office:value-type="string">
            <text:p text:style-name="P98"><text:text-input text:description="&lt;if test=&quot;line.report_not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6">
          <table:table-cell table:style-name="Table7.A16" office:value-type="string">
            <text:p text:style-name="P86">⮡</text:p>
          </table:table-cell>
          <table:table-cell table:style-name="Table7.B16" table:number-columns-spanned="5" office:value-type="string">
            <text:p text:style-name="P79"><text:text-input text:description="&lt;if test=&quot;line.product_id.image_medium&quot;&gt;">If</text:text-input></text:p>
            <text:p text:style-name="P99"><draw:frame draw:style-name="fr1" draw:name="image: asimage(line.product_id.image_medium,0,200,100,'px', True)" text:anchor-type="char" svg:width="2.563cm" svg:height="1.746cm" draw:z-index="4"><draw:text-box><text:p text:style-name="Frame_20_contents"/></draw:text-box></draw:frame>(*)</text:p>
            <text:p text:style-name="P79"><text:text-input text:description="&lt;/if&gt;">Endif</text:text-input></text:p>
            <text:p text:style-name="P100"><text:text-input text:description="&lt;line.report_note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7">
          <table:table-cell table:style-name="Table7.A3" table:number-columns-spanned="6" office:value-type="string">
            <text:p text:style-name="P9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8">
          <table:table-cell table:style-name="Table7.A3" table:number-columns-spanned="6" office:value-type="string">
            <text:p text:style-name="P9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9">
          <table:table-cell table:style-name="Table7.A19" table:number-columns-spanned="5" office:value-type="string">
            <text:p text:style-name="P11"><text:text-input text:description="&lt;if test=&quot;(line.display_type == 'subtotal') or line.report_subtotal&quot;&gt;">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97"/>
          </table:table-cell>
        </table:table-row>
        <table:table-row table:style-name="Table7.20">
          <table:table-cell table:style-name="Table7.A20" table:number-columns-spanned="5" office:value-type="string">
            <text:p text:style-name="P20">Sous-total</text:p>
          </table:table-cell>
          <table:covered-table-cell/>
          <table:covered-table-cell/>
          <table:covered-table-cell/>
          <table:covered-table-cell/>
          <table:table-cell table:style-name="Table7.F20" office:value-type="string">
            <text:p text:style-name="P50"><text:text-input text:description="&lt;formatLang(line.report_subtotal, dp='Sale Price', currency_obj=o.currency_id)&gt;">Unit Price</text:text-input></text:p>
          </table:table-cell>
        </table:table-row>
        <table:table-row table:style-name="Table7.21">
          <table:table-cell table:style-name="Table7.A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2">
          <table:table-cell table:style-name="Table7.A22" table:number-columns-spanned="5" office:value-type="string">
            <text:p text:style-name="P9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4"/>
          </table:table-cell>
        </table:table-row>
        <table:table-row table:style-name="Table7.23">
          <table:table-cell table:style-name="Table7.A3" table:number-columns-spanned="6" office:value-type="string">
            <text:p text:style-name="P2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4">
          <table:table-cell table:style-name="Table7.A2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text:text-input text:description="&lt;if test=&quot;o.user_id and (o.user_id.signature_text or o.user_id.signature)&quot;&gt;">If</text:text-input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6"/>
                </table:table-cell>
                <table:table-cell table:style-name="Table4.B1" office:value-type="string">
                  <text:p text:style-name="P84"><text:text-input text:description="&lt;o.user_id.signature_text or html2plaintext(o.user_id.signature)&gt;">Signature</text:text-input></text:p>
                </table:table-cell>
              </table:table-row>
            </table:table>
            <text:p text:style-name="P76"><text:text-input text:description="&lt;/if&gt;">EndIf</text:text-input></text:p>
          </table:table-cell>
          <table:table-cell table:style-name="Table3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45">Total (HT)</text:p>
                </table:table-cell>
                <table:table-cell table:style-name="Table5.B1" office:value-type="string">
                  <text:p text:style-name="P30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5.A2" office:value-type="string">
                  <text:p text:style-name="P45">Taxes</text:p>
                </table:table-cell>
                <table:table-cell table:style-name="Table5.B2" office:value-type="string">
                  <text:p text:style-name="P25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5.A2" office:value-type="string">
                  <text:p text:style-name="P45">Total (TTC)</text:p>
                </table:table-cell>
                <table:table-cell table:style-name="Table5.B3" office:value-type="string">
                  <text:p text:style-name="P30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45"/>
          </table:table-cell>
        </table:table-row>
      </table:table>
      <text:p text:style-name="P8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77"><text:text-input text:description="&lt;if test=&quot;o.tax_line_ids and data.get('tax_summary', True)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5">Taxes</text:p>
          </table:table-cell>
          <table:table-cell table:style-name="Table6.A2" office:value-type="string">
            <text:p text:style-name="P80">Base</text:p>
          </table:table-cell>
          <table:table-cell table:style-name="Table6.C2" office:value-type="string">
            <text:p text:style-name="P80">Montant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3" table:number-columns-spanned="3" office:value-type="string">
            <text:p text:style-name="P78"><text:text-input text:description="&lt;for each=&quot;line in o.tax_line_ids&quot;&gt;">Start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4" office:value-type="string">
            <text:p text:style-name="P82"><text:text-input text:description="&lt;line.name&gt;">Taxe</text:text-input></text:p>
          </table:table-cell>
          <table:table-cell table:style-name="Table6.B4" office:value-type="string">
            <text:p text:style-name="P83"><text:text-input text:description="&lt;formatLang(line.base, dp='Account', currency_obj=o.currency_id)&gt;">Base</text:text-input></text:p>
          </table:table-cell>
          <table:table-cell table:style-name="Table6.C4" office:value-type="string">
            <text:p text:style-name="P83"><text:text-input text:description="&lt;formatLang(line.amount, dp='Account', currency_obj=o.currency_id)&gt;">Amount</text:text-input>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5" table:number-columns-spanned="3" office:value-type="string">
            <text:p text:style-name="P78"><text:text-input text:description="&lt;/for&gt;">End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6" table:number-columns-spanned="4" office:value-type="string">
            <text:p text:style-name="P95"><text:text-input text:description="&lt;/if&gt;">Endif</text:text-input></text:p>
          </table:table-cell>
          <table:covered-table-cell/>
          <table:covered-table-cell/>
          <table:covered-table-cell/>
        </table:table-row>
      </table:table>
      <text:p text:style-name="P91"/>
      <text:p text:style-name="P92"><text:soft-page-break/><text:span text:style-name="T21">PÉNALITÉS DE RETARD:<text:line-break/></text:span><text:span text:style-name="T29">- Pour tout paiement après échéance, des pénalités de retard sont exigibles à un taux égal à 3 fois le taux légal (</text:span><text:span text:style-name="T30">article L441-6 modifié par LOI n°2012-1270 du 20 novembre 2012).<text:line-break/>- Les pénalités de retard sont exigibles immédiatement sans rappel (article L441-3 et L441-6 du code de commerce).<text:line-break/></text:span><text:span text:style-name="T31">- Indemnité </text:span><text:span text:style-name="T32">forfaitaire</text:span><text:span text:style-name="T31"> pour frais de recouvrement de 40€, non assujettie à TVA </text:span><text:span text:style-name="T33">(article 121-II de la loi n° 2012-387 du 22 mars 2012)</text:span><text:span text:style-name="T31">.</text:span></text:p>
      <text:p text:style-name="P87"/>
      <text:p text:style-name="P88"><text:span text:style-name="T27">RÉSERVE DE PROPRIÉTÉ:<text:line-break/></text:span><text:span text:style-name="T29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9"><text:text-input text:description="&lt;if test=&quot;o.fiscal_position_id&quot;&gt;">If</text:text-input></text:p>
      <text:p text:style-name="P89"/>
      <text:p text:style-name="P90"><text:span text:style-name="T34">POSITION FISCALE:<text:line-break/></text:span><text:span text:style-name="T28"><text:text-input text:description="&lt;(o.fiscal_position_id.name)&gt;">Mention légale</text:text-input></text:span></text:p>
      <text:p text:style-name="P89"><text:text-input text:description="&lt;/if&gt;">EndIf</text:text-input></text:p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3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10-23T13:26:44.238000000</dc:date>
    <meta:editing-duration>P2DT10H25M56S</meta:editing-duration>
    <meta:editing-cycles>856</meta:editing-cycles>
    <meta:generator>LibreOffice/6.4.4.2$Windows_X86_64 LibreOffice_project/3d775be2011f3886db32dfd395a6a6d1ca2630ff</meta:generator>
    <meta:document-statistic meta:table-count="10" meta:image-count="0" meta:object-count="0" meta:page-count="3" meta:paragraph-count="136" meta:word-count="585" meta:character-count="2198" meta:non-whitespace-character-count="1971"/>
    <meta:user-defined meta:name="Info 1"/>
    <meta:user-defined meta:name="Info 2"/>
    <meta:user-defined meta:name="Info 3"/>
    <meta:user-defined meta:name="Info 4"/>
  </office:meta>
</office:document-meta>
</file>